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style:font-name="Segoe UI" officeooo:rsid="0017544f" officeooo:paragraph-rsid="0017544f"/>
    </style:style>
    <style:style style:name="P2" style:family="paragraph" style:parent-style-name="Standard">
      <style:text-properties style:font-name="Segoe UI" officeooo:rsid="001902a9" officeooo:paragraph-rsid="001902a9"/>
    </style:style>
    <style:style style:name="T1" style:family="text">
      <style:text-properties officeooo:rsid="00177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cedural height maps</text:h>
      <text:p text:style-name="P2">Code for Terrain3D alluded to in <text:a xlink:type="simple" xlink:href="https://youtu.be/NwJEXOglBrQ?t=330" text:style-name="Internet_20_link" text:visited-style-name="Visited_20_Internet_20_Link">Terrain3D - The New Terrain Engine for Godot</text:a></text:p>
      <text:p text:style-name="P2"/>
      <text:h text:style-name="Heading_20_3" text:outline-level="3">Positioning items on the map</text:h>
      <text:p text:style-name="P1">Hungry Proton’s scatter plugin to distribute objects on the generated 3D terrain. <text:span text:style-name="T1">First mentioned </text:span><text:a xlink:type="simple" xlink:href="https://www.youtube.com/watch?v=Aj9vWIEaFXg" text:style-name="Internet_20_link" text:visited-style-name="Visited_20_Internet_20_Link"><text:span text:style-name="T1">here</text:span></text:a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officeooo:rsid="001bce2f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3-09-28T23:40:22.045002879</dc:date>
    <meta:editing-duration>PT10M9S</meta:editing-duration>
    <meta:editing-cycles>5</meta:editing-cycles>
    <meta:document-statistic meta:table-count="0" meta:image-count="0" meta:object-count="0" meta:page-count="1" meta:paragraph-count="4" meta:word-count="37" meta:character-count="230" meta:non-whitespace-character-count="197"/>
  </office:meta>
</office:document-meta>
</file>